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AwareVerificationMode.verify( Verification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AwareVerificationMode.MockAwareVerificationMode( Object mock , VerificationMode mode , Set &lt; VerificationListener &gt;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AwareVerificationMode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wareVerificationMode.notifyListeners( Verific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